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fffff" draw:marker-start-width="0.322cm" draw:marker-end-width="0.322cm" draw:fill-color="#000000" draw:textarea-horizontal-align="justify" draw:textarea-vertical-align="middle" draw:auto-grow-height="false" fo:min-height="5.864cm" fo:min-width="1.006cm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ffffff" draw:marker-start-width="0.322cm" draw:marker-end-width="0.322cm" draw:fill-color="#000000" draw:textarea-horizontal-align="justify" draw:textarea-vertical-align="middle" draw:auto-grow-height="false" fo:min-height="0.325cm" fo:min-width="0.61cm" fo:padding-top="0.166cm" fo:padding-bottom="0.166cm" fo:padding-left="0.291cm" fo:padding-right="0.291cm"/>
    </style:style>
    <style:style style:name="gr3" style:family="graphic" style:parent-style-name="standard">
      <style:graphic-properties svg:stroke-width="0.081cm" svg:stroke-color="#ffffff" draw:marker-start-width="0.322cm" draw:marker-end-width="0.322cm" draw:fill-color="#000000" draw:textarea-horizontal-align="justify" draw:textarea-vertical-align="middle" draw:auto-grow-height="false" fo:min-height="3.837cm" fo:min-width="0.721cm" fo:padding-top="0.166cm" fo:padding-bottom="0.166cm" fo:padding-left="0.291cm" fo:padding-right="0.291cm"/>
    </style:style>
    <style:style style:name="gr4" style:family="graphic" style:parent-style-name="standard">
      <style:graphic-properties svg:stroke-width="0.081cm" svg:stroke-color="#ffffff" draw:marker-start-width="0.322cm" draw:marker-end-width="0.322cm" draw:fill-color="#000000" draw:textarea-horizontal-align="justify" draw:textarea-vertical-align="middle" draw:auto-grow-height="false" fo:min-height="0.11cm" fo:min-width="0.397cm" fo:padding-top="0.166cm" fo:padding-bottom="0.166cm" fo:padding-left="0.291cm" fo:padding-right="0.291cm"/>
    </style:style>
    <style:style style:name="gr5" style:family="graphic" style:parent-style-name="standard">
      <style:graphic-properties svg:stroke-width="0.081cm" svg:stroke-color="#ffffff" draw:marker-start-width="0.322cm" draw:marker-end-width="0.322cm" draw:fill-color="#000000" draw:textarea-horizontal-align="justify" draw:textarea-vertical-align="middle" draw:auto-grow-height="false" fo:min-height="4.05cm" fo:min-width="0.723cm" fo:padding-top="0.166cm" fo:padding-bottom="0.166cm" fo:padding-left="0.291cm" fo:padding-right="0.291cm"/>
    </style:style>
    <style:style style:name="gr6" style:family="graphic" style:parent-style-name="standard">
      <style:graphic-properties svg:stroke-width="0.081cm" svg:stroke-color="#ffffff" draw:marker-start-width="0.322cm" draw:marker-end-width="0.322cm" draw:fill-color="#000000" draw:textarea-horizontal-align="justify" draw:textarea-vertical-align="middle" draw:auto-grow-height="false" fo:min-height="0.133cm" fo:min-width="0.397cm" fo:padding-top="0.166cm" fo:padding-bottom="0.166cm" fo:padding-left="0.291cm" fo:padding-right="0.291cm"/>
    </style:style>
    <style:style style:name="gr7" style:family="graphic" style:parent-style-name="standard">
      <style:graphic-properties svg:stroke-width="0.159cm" svg:stroke-color="#ffffff" draw:marker-start-width="0.439cm" draw:marker-end-width="0.439cm" draw:fill-color="#000000" draw:textarea-horizontal-align="justify" draw:textarea-vertical-align="middle" draw:auto-grow-height="false" fo:min-height="1.518cm" fo:min-width="1.268cm" fo:padding-top="0.205cm" fo:padding-bottom="0.205cm" fo:padding-left="0.33cm" fo:padding-right="0.33cm" draw:shadow="hidden"/>
    </style:style>
    <style:style style:name="gr8" style:family="graphic" style:parent-style-name="standard">
      <style:graphic-properties draw:stroke="solid" svg:stroke-width="0.081cm" svg:stroke-color="#ffffff" draw:marker-start-width="0.442cm" draw:marker-end-width="0.442cm" draw:fill-color="#000000" draw:textarea-horizontal-align="justify" draw:textarea-vertical-align="middle" draw:auto-grow-height="false" fo:min-height="0.988cm" fo:min-width="1.446cm" fo:padding-top="0.205cm" fo:padding-bottom="0.205cm" fo:padding-left="0.33cm" fo:padding-right="0.33cm" draw:shadow="hidden"/>
    </style:style>
    <style:style style:name="P1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588cm" svg:height="6.196cm" svg:x="6.598cm" svg:y="3.01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382cm" svg:height="1.971cm" svg:x="6.201cm" svg:y="9.772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1.303cm" svg:height="4.169cm" svg:x="9.811cm" svg:y="5.18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957cm" svg:height="1.326cm" svg:x="9.483cm" svg:y="9.732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1.305cm" svg:height="4.382cm" svg:x="3.777cm" svg:y="4.93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1.957cm" svg:height="1.394cm" svg:x="3.451cm" svg:y="9.71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path draw:style-name="gr7" draw:text-style-name="P1" draw:layer="layout" svg:width="2.646cm" svg:height="1.152cm" svg:x="9.112cm" svg:y="4.672cm" svg:viewBox="0 0 2647 1153" svg:d="M2126 648c81-48 124-103 124-158 0-56-43-111-124-159s-198-88-339-116-301-43-463-43c-163 0-323 15-464 43s-258 68-339 116-124 103-124 159c0 55 43 110 124 158s198 88 339 116 301 43 464 43c162 0 322-15 463-43s258-68 339-116zM2470 865c-116 87-284 160-485 211-201 50-429 77-661 77-233 0-461-27-662-77-201-51-369-124-485-211-116-88-177-187-177-289 0-101 61-200 177-288 116-87 284-160 485-211 201-50 429-77 662-77 232 0 460 27 661 77 201 51 369 124 485 211 116 88 177 187 177 288 0 102-61 201-177 289z">
            <text:p/>
          </draw:path>
          <draw:path draw:style-name="gr8" draw:text-style-name="P1" draw:layer="layout" svg:width="2.996cm" svg:height="1.018cm" svg:x="3.002cm" svg:y="4.602cm" svg:viewBox="0 0 2997 1019" svg:d="M944 466c45 102 89 209 71 315-12 73 1 146-8 220-87-17-171-38-250-64-114-37-218-81-310-133-93-52-174-111-240-175-68-65-119-135-154-207-35-73-53-149-53-226 0-55 9-109 27-162 1-2 2-5 4-8 3-6 9-11 15-14 7-3 14-5 22-5 7 0 15 2 21 5 4 2 7 4 9 6 71 66 155 126 252 179s207 100 327 139c74 24 151 44 230 61 14 23 27 45 37 69zM1875 929c-17-88-43-176-42-264 2-88 55-174 138-247 118-20 232-47 340-82 122-39 233-87 332-142 98-54 183-115 253-182 3-3 6-5 10-7 6-3 14-5 21-5 8 0 15 2 22 5 6 4 12 9 15 15 2 2 3 5 4 7 19 56 29 112 29 169 0 77-18 153-53 226-35 72-86 142-153 207-67 64-148 123-241 175-92 52-196 96-309 133-111 36-229 63-352 82-5-31-9-61-14-90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6cm" fo:page-height="14.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0:58:30.875539491</meta:creation-date>
    <dc:date>2023-12-19T22:03:29.971290034</dc:date>
    <meta:editing-duration>PT14M3S</meta:editing-duration>
    <meta:editing-cycles>6</meta:editing-cycles>
    <meta:generator>LibreOffice/7.3.7.2$Linux_X86_64 LibreOffice_project/30$Build-2</meta:generator>
    <meta:document-statistic meta:object-count="12"/>
  </office:meta>
</office:document-meta>
</file>